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.P( Alignment alig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P( Alignment alignType , Mode m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.setMode( Mode mod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.setAlignment( Alignment alig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